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color="#808080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ff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family="LMRoman10" style:font-pitch="variable" fo:font-size="12pt" style:font-size-asian="12pt" style:font-size-complex="12pt"/>
    </style:style>
    <style:style style:name="P3" style:family="paragraph">
      <style:text-properties fo:color="#ff0000" fo:font-family="LMRoman10" style:font-pitch="variable" fo:font-size="12pt" style:font-size-asian="12pt" style:font-size-complex="12pt"/>
    </style:style>
    <style:style style:name="T1" style:family="text">
      <style:text-properties fo:font-family="LMRoman10" style:font-pitch="variable" fo:font-size="12pt" style:font-size-asian="12pt" style:font-size-complex="12pt"/>
    </style:style>
    <style:style style:name="T2" style:family="text">
      <style:text-properties fo:color="#ff0000" fo:font-family="LMRoman10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4cm" svg:y1="15.859cm" svg:x2="19.669cm" svg:y2="15.859cm">
          <text:p/>
        </draw:line>
        <draw:line draw:style-name="gr1" draw:text-style-name="P1" draw:layer="layout" svg:x1="10.537cm" svg:y1="22.238cm" svg:x2="10.537cm" svg:y2="8.903cm">
          <text:p/>
        </draw:line>
        <draw:path draw:style-name="gr2" draw:text-style-name="P1" draw:layer="layout" svg:width="9.003cm" svg:height="2.81cm" draw:transform="rotate (0.309621409303794) translate (9.69626177882079cm 13.2684654253984cm)" svg:viewBox="0 0 9004 2811" svg:d="m0 2720c6314 686 9004-2720 9004-2720">
          <text:p/>
        </draw:path>
        <draw:path draw:style-name="gr2" draw:text-style-name="P1" draw:layer="layout" svg:width="7.962cm" svg:height="2.26cm" draw:transform="rotate (-2.7082274003196) translate (10.525cm 15.859cm)" svg:viewBox="0 0 7963 2261" svg:d="m0 0c7421 3014 7963 2145 7963 2145">
          <text:p/>
        </draw:path>
        <draw:line draw:style-name="gr2" draw:text-style-name="P1" draw:layer="layout" svg:x1="2.397cm" svg:y1="17.256cm" svg:x2="1.508cm" svg:y2="21.32cm">
          <text:p/>
        </draw:line>
        <draw:line draw:style-name="gr3" draw:text-style-name="P1" draw:layer="layout" svg:x1="14.716cm" svg:y1="15.859cm" svg:x2="18.526cm" svg:y2="10.652cm">
          <text:p/>
        </draw:line>
        <draw:path draw:style-name="gr4" draw:text-style-name="P1" draw:layer="layout" svg:width="5.131cm" svg:height="5.078cm" draw:transform="rotate (-3.03669836554493) translate (10.1677385791922cm 20.909674832432cm)" svg:viewBox="0 0 5132 5079" svg:d="m0 5079h2426c2427 0 2706-5079 2706-5079">
          <text:p/>
        </draw:path>
        <draw:frame draw:style-name="gr5" draw:text-style-name="P2" draw:layer="layout" svg:width="1.27cm" svg:height="1.139cm" svg:x="18.653cm" svg:y="15.986cm">
          <draw:text-box>
            <text:p text:style-name="P2"><text:span text:style-name="T1">V</text:span></text:p>
          </draw:text-box>
        </draw:frame>
        <draw:frame draw:style-name="gr5" draw:text-style-name="P2" draw:layer="layout" svg:width="1.27cm" svg:height="1.139cm" svg:x="10.779cm" svg:y="9.255cm">
          <draw:text-box>
            <text:p text:style-name="P2"><text:span text:style-name="T1">I</text:span></text:p>
          </draw:text-box>
        </draw:frame>
        <draw:frame draw:style-name="gr6" draw:text-style-name="P2" draw:layer="layout" svg:width="4.826cm" svg:height="1.651cm" svg:x="12.938cm" svg:y="9.255cm">
          <draw:text-box>
            <text:p text:style-name="P2"><text:span text:style-name="T1">Fonctionnement en régime direct</text:span></text:p>
          </draw:text-box>
        </draw:frame>
        <draw:frame draw:style-name="gr6" draw:text-style-name="P2" draw:layer="layout" svg:width="4.826cm" svg:height="1.651cm" svg:x="2.397cm" svg:y="9.255cm">
          <draw:text-box>
            <text:p text:style-name="P2"><text:span text:style-name="T1">Fonctionnement en régime inverse</text:span></text:p>
          </draw:text-box>
        </draw:frame>
        <draw:frame draw:style-name="gr7" draw:text-style-name="P2" draw:layer="layout" svg:width="2.54cm" svg:height="0.885cm" svg:x="13.827cm" svg:y="15.99cm">
          <draw:text-box>
            <text:p text:style-name="P2"><text:span text:style-name="T1">0.6 à 0.7 V </text:span></text:p>
          </draw:text-box>
        </draw:frame>
        <draw:frame draw:style-name="gr6" draw:text-style-name="P3" draw:layer="layout" svg:width="4.826cm" svg:height="1.651cm" svg:x="4.937cm" svg:y="14.208cm">
          <draw:text-box>
            <text:p text:style-name="P3"><text:span text:style-name="T2">Courant inverse pour une diode Zener</text:span></text:p>
          </draw:text-box>
        </draw:frame>
        <draw:frame draw:style-name="gr6" draw:text-style-name="P3" draw:layer="layout" svg:width="4.826cm" svg:height="2.655cm" svg:x="0.619cm" svg:y="21.32cm">
          <draw:text-box>
            <text:p text:style-name="P3"><text:span text:style-name="T2">Courant maximale de</text:span></text:p>
            <text:p text:style-name="P3"><text:span text:style-name="T2">Claquage (effet d'avalanche) pour une tension élevé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l0 </meta:initial-creator>
    <meta:creation-date>2017-03-21T17:00:47</meta:creation-date>
    <dc:date>2017-03-21T18:06:19</dc:date>
    <dc:creator>dl0 </dc:creator>
    <meta:editing-duration>PT7M52S</meta:editing-duration>
    <meta:editing-cycles>5</meta:editing-cycles>
    <meta:generator>LibreOffice/3.5$Linux_X86_64 LibreOffice_project/350m1$Build-2</meta:generator>
    <meta:document-statistic meta:object-count="14"/>
  </office:meta>
</office:document-meta>
</file>